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Util.firstToUpperCase( String strin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ringUtil.escapeAccessKeyIndicator(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ngUtil.parseIntegerList( String integer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ringUtil.String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ringUtil.joinWithSurroundingSeparator( List &lt; T &gt; 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